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 style:list-style-name="L1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15d9c1" officeooo:paragraph-rsid="0015d9c1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"Permission denied (publickey)" error indicates that SSH is unable to authenticate using the public key. Here's how to resolve it:</text:p>
      <text:p text:style-name="Horizontal_20_Line"/>
      <text:h text:style-name="Heading_20_3" text:outline-level="3">1. <text:span text:style-name="Strong_20_Emphasis">Check Public Key Authentication Setup</text:span></text:h>
      <text:h text:style-name="Heading_20_4" text:outline-level="4">a) <text:span text:style-name="Strong_20_Emphasis">Verify SSH Key Pair</text:span></text:h>
      <text:list xml:id="list892640605" text:style-name="L1">
        <text:list-item>
          <text:p text:style-name="P4">Ensure the private key exists on the master node: </text:p>
          <text:p text:style-name="P2"><text:span text:style-name="Source_20_Text">ls ~/.ssh/id_rsa</text:span></text:p>
        </text:list-item>
        <text:list-item>
          <text:p text:style-name="P4">If it doesn't exist, generate a new key pair: </text:p>
          <text:p text:style-name="P2"><text:span text:style-name="Source_20_Text">ssh-keygen -t rsa -b 2048</text:span></text:p>
        </text:list-item>
      </text:list>
      <text:h text:style-name="Heading_20_4" text:outline-level="4">b) <text:span text:style-name="Strong_20_Emphasis">Copy the Public Key to </text:span><text:span text:style-name="Strong_20_Emphasis"><text:span text:style-name="Source_20_Text">worker1</text:span></text:span></text:h>
      <text:p text:style-name="Text_20_body">Use the <text:span text:style-name="Source_20_Text">ssh-copy-id</text:span> command to add the public key to <text:span text:style-name="Source_20_Text">worker1</text:span>:</text:p>
      <text:p text:style-name="P1"><text:span text:style-name="Source_20_Text">ssh-copy-id -i ~/.ssh/id_rsa.pub vagrant@worker1</text:span></text:p>
      <text:p text:style-name="Text_20_body">If <text:span text:style-name="Source_20_Text">ssh-copy-id</text:span> isn't available, manually copy the public key:</text:p>
      <text:p text:style-name="P1"><text:span text:style-name="Source_20_Text">cat ~/.ssh/id_rsa.pub | ssh vagrant@worker1 'mkdir -p ~/.ssh &amp;&amp; cat &gt;&gt; ~/.ssh/authorized_keys &amp;&amp; chmod 600 ~/.ssh/authorized_keys &amp;&amp; chmod 700 ~/.ssh'</text:span></text:p>
      <text:p text:style-name="Horizontal_20_Line"/>
      <text:h text:style-name="Heading_20_3" text:outline-level="3">2. <text:span text:style-name="Strong_20_Emphasis">Verify SSH Configuration</text:span></text:h>
      <text:h text:style-name="Heading_20_4" text:outline-level="4">a) <text:span text:style-name="Strong_20_Emphasis">Ensure SSH Is Enabled on </text:span><text:span text:style-name="Strong_20_Emphasis"><text:span text:style-name="Source_20_Text">worker1</text:span></text:span></text:h>
      <text:p text:style-name="Text_20_body">On <text:span text:style-name="Source_20_Text">worker1</text:span>, confirm the SSH service is running:</text:p>
      <text:p text:style-name="P1"><text:span text:style-name="Source_20_Text">sudo systemctl status ssh</text:span></text:p>
      <text:h text:style-name="Heading_20_4" text:outline-level="4">b) <text:span text:style-name="Strong_20_Emphasis">Check SSH Settings</text:span></text:h>
      <text:p text:style-name="Text_20_body">Ensure the <text:span text:style-name="Source_20_Text">/etc/ssh/sshd_config</text:span> file on <text:span text:style-name="Source_20_Text">worker1</text:span> allows public key authentication:</text:p>
      <text:p text:style-name="Preformatted_20_Text"><text:span text:style-name="Source_20_Text">PubkeyAuthentication yes</text:span></text:p>
      <text:p text:style-name="Preformatted_20_Text"><text:span text:style-name="Source_20_Text">PermitRootLogin no</text:span></text:p>
      <text:p text:style-name="P1"><text:span text:style-name="Source_20_Text">PasswordAuthentication no</text:span></text:p>
      <text:p text:style-name="Text_20_body">After changes, restart SSH:</text:p>
      <text:p text:style-name="P1"><text:span text:style-name="Source_20_Text">sudo systemctl restart ssh</text:span></text:p>
      <text:p text:style-name="Horizontal_20_Line"/>
      <text:h text:style-name="Heading_20_3" text:outline-level="3"><text:soft-page-break/>3. <text:span text:style-name="Strong_20_Emphasis">Check User and Permissions</text:span></text:h>
      <text:p text:style-name="Text_20_body">On <text:span text:style-name="Source_20_Text">worker1</text:span>, verify the permissions of the <text:span text:style-name="Source_20_Text">.ssh</text:span> directory and the <text:span text:style-name="Source_20_Text">authorized_keys</text:span> file:</text:p>
      <text:p text:style-name="Preformatted_20_Text"><text:span text:style-name="Source_20_Text">ls -ld ~/.ssh</text:span></text:p>
      <text:p text:style-name="P1"><text:span text:style-name="Source_20_Text">ls -l ~/.ssh/authorized_keys</text:span></text:p>
      <text:p text:style-name="Text_20_body">They should have the following permissions:</text:p>
      <text:list xml:id="list3581927072" text:style-name="L2">
        <text:list-item>
          <text:p text:style-name="P6"><text:span text:style-name="Source_20_Text">.ssh</text:span>: <text:span text:style-name="Source_20_Text">700</text:span> (drwx------) </text:p>
        </text:list-item>
        <text:list-item>
          <text:p text:style-name="P5"><text:span text:style-name="Source_20_Text">authorized_keys</text:span>: <text:span text:style-name="Source_20_Text">600</text:span> (-rw-------) </text:p>
        </text:list-item>
      </text:list>
      <text:p text:style-name="Horizontal_20_Line"/>
      <text:h text:style-name="Heading_20_3" text:outline-level="3">4. <text:span text:style-name="Strong_20_Emphasis">Test SSH Connection</text:span></text:h>
      <text:p text:style-name="Text_20_body">Try connecting again:</text:p>
      <text:p text:style-name="P1"><text:span text:style-name="Source_20_Text">ssh vagrant@worker1</text:span></text:p>
      <text:p text:style-name="Horizontal_20_Line"/>
      <text:h text:style-name="Heading_20_3" text:outline-level="3">5. <text:span text:style-name="Strong_20_Emphasis">Debug SSH</text:span></text:h>
      <text:p text:style-name="Text_20_body">Use the verbose flag to debug:</text:p>
      <text:p text:style-name="P1"><text:span text:style-name="Source_20_Text">ssh -v vagrant@worker1</text:span></text:p>
      <text:p text:style-name="Text_20_body">Look for messages about missing keys, permissions, or rejected authentication.</text:p>
      <text:p text:style-name="Horizontal_20_Line"/>
      <text:p text:style-name="Text_20_body"/>
      <text:p text:style-name="P3">6. OWNERSHIP for USER</text:p>
      <text:p text:style-name="P3"/>
      <text:p text:style-name="P3">sudo chown vagrant:vagrant ~/.ssh</text:p>
      <text:p text:style-name="P3">sudo chown vagrant:vagrant ~/.ssh/id_rs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6T10:34:14.505397308</meta:creation-date>
    <dc:date>2025-01-16T10:50:20.307573520</dc:date>
    <meta:editing-duration>PT16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246" meta:character-count="1602" meta:non-whitespace-character-count="1400"/>
  </office:meta>
</office:document-meta>
</file>